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ickSortingTime" table:style-name="ta1">
        <table:shapes>
          <draw:frame draw:z-index="0" draw:style-name="gr1" draw:text-style-name="P1" svg:width="6.2988in" svg:height="3.5429in" svg:x="2.211in" svg:y="0.1953in">
            <draw:object draw:notify-on-update-of-ranges="QuickSortingTime.A1:QuickSortingTime.A1 QuickSortingTime.A2:QuickSortingTime.A101 QuickSortingTime.B1:QuickSortingTime.B1 QuickSortingTime.B2:QuickSortingTime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3735" calcext:value-type="float">
            <text:p>0.01373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27619" calcext:value-type="float">
            <text:p>0.02761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40955" calcext:value-type="float">
            <text:p>0.04095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57496" calcext:value-type="float">
            <text:p>0.0574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72369" calcext:value-type="float">
            <text:p>0.07236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87821" calcext:value-type="float">
            <text:p>0.08782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102388" calcext:value-type="float">
            <text:p>0.10238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116651" calcext:value-type="float">
            <text:p>0.11665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130309" calcext:value-type="float">
            <text:p>0.1303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48717" calcext:value-type="float">
            <text:p>0.148717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165423" calcext:value-type="float">
            <text:p>0.16542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80529" calcext:value-type="float">
            <text:p>0.18052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9368" calcext:value-type="float">
            <text:p>0.1936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208931" calcext:value-type="float">
            <text:p>0.20893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228207" calcext:value-type="float">
            <text:p>0.2282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243616" calcext:value-type="float">
            <text:p>0.24361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25997" calcext:value-type="float">
            <text:p>0.25997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273084" calcext:value-type="float">
            <text:p>0.27308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292124" calcext:value-type="float">
            <text:p>0.2921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307727" calcext:value-type="float">
            <text:p>0.30772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322475" calcext:value-type="float">
            <text:p>0.32247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354682" calcext:value-type="float">
            <text:p>0.354682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375067" calcext:value-type="float">
            <text:p>0.375067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377599" calcext:value-type="float">
            <text:p>0.377599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379973" calcext:value-type="float">
            <text:p>0.37997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398394" calcext:value-type="float">
            <text:p>0.39839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420866" calcext:value-type="float">
            <text:p>0.420866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433279" calcext:value-type="float">
            <text:p>0.43327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458984" calcext:value-type="float">
            <text:p>0.45898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466826" calcext:value-type="float">
            <text:p>0.466826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492501" calcext:value-type="float">
            <text:p>0.492501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518935" calcext:value-type="float">
            <text:p>0.51893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537607" calcext:value-type="float">
            <text:p>0.537607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538419" calcext:value-type="float">
            <text:p>0.53841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544552" calcext:value-type="float">
            <text:p>0.544552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570345" calcext:value-type="float">
            <text:p>0.57034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579218" calcext:value-type="float">
            <text:p>0.579218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609705" calcext:value-type="float">
            <text:p>0.60970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619904" calcext:value-type="float">
            <text:p>0.61990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623827" calcext:value-type="float">
            <text:p>0.623827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645071" calcext:value-type="float">
            <text:p>0.64507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675572" calcext:value-type="float">
            <text:p>0.675572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674426" calcext:value-type="float">
            <text:p>0.67442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683831" calcext:value-type="float">
            <text:p>0.68383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699128" calcext:value-type="float">
            <text:p>0.69912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718079" calcext:value-type="float">
            <text:p>0.718079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747756" calcext:value-type="float">
            <text:p>0.747756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765264" calcext:value-type="float">
            <text:p>0.765264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795614" calcext:value-type="float">
            <text:p>0.79561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790677" calcext:value-type="float">
            <text:p>0.79067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804063" calcext:value-type="float">
            <text:p>0.804063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854447" calcext:value-type="float">
            <text:p>0.85444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873153" calcext:value-type="float">
            <text:p>0.87315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856228" calcext:value-type="float">
            <text:p>0.856228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866038" calcext:value-type="float">
            <text:p>0.866038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900368" calcext:value-type="float">
            <text:p>0.900368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921226" calcext:value-type="float">
            <text:p>0.92122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931778" calcext:value-type="float">
            <text:p>0.93177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955472" calcext:value-type="float">
            <text:p>0.95547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946247" calcext:value-type="float">
            <text:p>0.94624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993309" calcext:value-type="float">
            <text:p>0.993309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974467" calcext:value-type="float">
            <text:p>0.97446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1.02388" calcext:value-type="float">
            <text:p>1.02388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1.02334" calcext:value-type="float">
            <text:p>1.0233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.0367" calcext:value-type="float">
            <text:p>1.0367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1.07249" calcext:value-type="float">
            <text:p>1.0724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1.09251" calcext:value-type="float">
            <text:p>1.09251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1.141" calcext:value-type="float">
            <text:p>1.14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1.10955" calcext:value-type="float">
            <text:p>1.1095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.10777" calcext:value-type="float">
            <text:p>1.10777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1.15523" calcext:value-type="float">
            <text:p>1.1552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1.1731" calcext:value-type="float">
            <text:p>1.1731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1.20915" calcext:value-type="float">
            <text:p>1.20915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1.19844" calcext:value-type="float">
            <text:p>1.1984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.25212" calcext:value-type="float">
            <text:p>1.25212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1.24049" calcext:value-type="float">
            <text:p>1.24049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1.24529" calcext:value-type="float">
            <text:p>1.24529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1.26084" calcext:value-type="float">
            <text:p>1.26084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1.29293" calcext:value-type="float">
            <text:p>1.2929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.29841" calcext:value-type="float">
            <text:p>1.2984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1.28627" calcext:value-type="float">
            <text:p>1.28627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1.33413" calcext:value-type="float">
            <text:p>1.33413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1.34428" calcext:value-type="float">
            <text:p>1.3442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1.33686" calcext:value-type="float">
            <text:p>1.3368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1.38502" calcext:value-type="float">
            <text:p>1.38502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1.40293" calcext:value-type="float">
            <text:p>1.40293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1.40932" calcext:value-type="float">
            <text:p>1.40932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1.48017" calcext:value-type="float">
            <text:p>1.48017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1.47598" calcext:value-type="float">
            <text:p>1.4759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.50017" calcext:value-type="float">
            <text:p>1.5001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1.47993" calcext:value-type="float">
            <text:p>1.47993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1.52354" calcext:value-type="float">
            <text:p>1.5235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1.52545" calcext:value-type="float">
            <text:p>1.5254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1.55569" calcext:value-type="float">
            <text:p>1.55569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1.61031" calcext:value-type="float">
            <text:p>1.61031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1.54367" calcext:value-type="float">
            <text:p>1.54367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1.55536" calcext:value-type="float">
            <text:p>1.5553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1.60831" calcext:value-type="float">
            <text:p>1.6083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1.6403" calcext:value-type="float">
            <text:p>1.640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.62128" calcext:value-type="float">
            <text:p>1.62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22:06:49.894773787</dc:date>
    <meta:editing-duration>PT2M11S</meta:editing-duration>
    <meta:editing-cycles>1</meta:editing-cycles>
    <meta:document-statistic meta:table-count="1" meta:cell-count="20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6cm" svg:y="4.201cm" style:legend-expansion="high" chart:style-name="ch2"/>
        <chart:plot-area chart:style-name="ch3" table:cell-range-address="QuickSortingTime.A1:QuickSortingTime.B101" chart:data-source-has-labels="row" svg:x="0.32cm" svg:y="0.18cm" svg:width="13.116cm" svg:height="8.64cm">
          <chart:coordinate-region svg:x="1.047cm" svg:y="0.379cm" svg:width="11.73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QuickSortingTime.B2:QuickSortingTime.B101" chart:label-cell-address="QuickSortingTime.B1:QuickSortingTime.B1" chart:class="chart:scatter">
            <chart:domain table:cell-range-address="QuickSortingTime.A2:QuickSortingTime.A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</text:p>
                <draw:g>
                  <svg:desc>QuickSortingTime.B1:QuickSortingTim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QuickSortingTime.A2:QuickSortingTime.A101</svg:desc>
                </draw:g>
              </table:table-cell>
              <table:table-cell office:value-type="float" office:value="0.013735">
                <text:p>0.013735</text:p>
                <draw:g>
                  <svg:desc>QuickSortingTime.B2:QuickSortingTime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27619">
                <text:p>0.027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40955">
                <text:p>0.040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57496">
                <text:p>0.057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72369">
                <text:p>0.072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0.087821">
                <text:p>0.087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0.102388">
                <text:p>0.102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116651">
                <text:p>0.116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0.130309">
                <text:p>0.130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48717">
                <text:p>0.148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0.165423">
                <text:p>0.1654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0.180529">
                <text:p>0.180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0.19368">
                <text:p>0.19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0.208931">
                <text:p>0.208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0.228207">
                <text:p>0.228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0.243616">
                <text:p>0.243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0.25997">
                <text:p>0.25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0.273084">
                <text:p>0.273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0.292124">
                <text:p>0.292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0.307727">
                <text:p>0.307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0.322475">
                <text:p>0.322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0.354682">
                <text:p>0.354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0.375067">
                <text:p>0.375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0.377599">
                <text:p>0.377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0.379973">
                <text:p>0.379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">
                <text:p>260000</text:p>
              </table:table-cell>
              <table:table-cell office:value-type="float" office:value="0.398394">
                <text:p>0.398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">
                <text:p>270000</text:p>
              </table:table-cell>
              <table:table-cell office:value-type="float" office:value="0.420866">
                <text:p>0.4208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">
                <text:p>280000</text:p>
              </table:table-cell>
              <table:table-cell office:value-type="float" office:value="0.433279">
                <text:p>0.433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">
                <text:p>290000</text:p>
              </table:table-cell>
              <table:table-cell office:value-type="float" office:value="0.458984">
                <text:p>0.458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0.466826">
                <text:p>0.466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">
                <text:p>310000</text:p>
              </table:table-cell>
              <table:table-cell office:value-type="float" office:value="0.492501">
                <text:p>0.492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0.518935">
                <text:p>0.518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">
                <text:p>330000</text:p>
              </table:table-cell>
              <table:table-cell office:value-type="float" office:value="0.537607">
                <text:p>0.537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">
                <text:p>340000</text:p>
              </table:table-cell>
              <table:table-cell office:value-type="float" office:value="0.538419">
                <text:p>0.5384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">
                <text:p>350000</text:p>
              </table:table-cell>
              <table:table-cell office:value-type="float" office:value="0.544552">
                <text:p>0.544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">
                <text:p>360000</text:p>
              </table:table-cell>
              <table:table-cell office:value-type="float" office:value="0.570345">
                <text:p>0.57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">
                <text:p>370000</text:p>
              </table:table-cell>
              <table:table-cell office:value-type="float" office:value="0.579218">
                <text:p>0.579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">
                <text:p>380000</text:p>
              </table:table-cell>
              <table:table-cell office:value-type="float" office:value="0.609705">
                <text:p>0.609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">
                <text:p>390000</text:p>
              </table:table-cell>
              <table:table-cell office:value-type="float" office:value="0.619904">
                <text:p>0.61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0.623827">
                <text:p>0.623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">
                <text:p>410000</text:p>
              </table:table-cell>
              <table:table-cell office:value-type="float" office:value="0.645071">
                <text:p>0.6450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">
                <text:p>420000</text:p>
              </table:table-cell>
              <table:table-cell office:value-type="float" office:value="0.675572">
                <text:p>0.675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0.674426">
                <text:p>0.6744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">
                <text:p>440000</text:p>
              </table:table-cell>
              <table:table-cell office:value-type="float" office:value="0.683831">
                <text:p>0.683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">
                <text:p>450000</text:p>
              </table:table-cell>
              <table:table-cell office:value-type="float" office:value="0.699128">
                <text:p>0.699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">
                <text:p>460000</text:p>
              </table:table-cell>
              <table:table-cell office:value-type="float" office:value="0.718079">
                <text:p>0.718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">
                <text:p>470000</text:p>
              </table:table-cell>
              <table:table-cell office:value-type="float" office:value="0.747756">
                <text:p>0.7477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">
                <text:p>480000</text:p>
              </table:table-cell>
              <table:table-cell office:value-type="float" office:value="0.765264">
                <text:p>0.765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">
                <text:p>490000</text:p>
              </table:table-cell>
              <table:table-cell office:value-type="float" office:value="0.795614">
                <text:p>0.795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0.790677">
                <text:p>0.7906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">
                <text:p>510000</text:p>
              </table:table-cell>
              <table:table-cell office:value-type="float" office:value="0.804063">
                <text:p>0.804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">
                <text:p>520000</text:p>
              </table:table-cell>
              <table:table-cell office:value-type="float" office:value="0.854447">
                <text:p>0.854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">
                <text:p>530000</text:p>
              </table:table-cell>
              <table:table-cell office:value-type="float" office:value="0.873153">
                <text:p>0.873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">
                <text:p>540000</text:p>
              </table:table-cell>
              <table:table-cell office:value-type="float" office:value="0.856228">
                <text:p>0.856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">
                <text:p>550000</text:p>
              </table:table-cell>
              <table:table-cell office:value-type="float" office:value="0.866038">
                <text:p>0.8660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">
                <text:p>560000</text:p>
              </table:table-cell>
              <table:table-cell office:value-type="float" office:value="0.900368">
                <text:p>0.900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">
                <text:p>570000</text:p>
              </table:table-cell>
              <table:table-cell office:value-type="float" office:value="0.921226">
                <text:p>0.921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">
                <text:p>580000</text:p>
              </table:table-cell>
              <table:table-cell office:value-type="float" office:value="0.931778">
                <text:p>0.931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">
                <text:p>590000</text:p>
              </table:table-cell>
              <table:table-cell office:value-type="float" office:value="0.955472">
                <text:p>0.9554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">
                <text:p>600000</text:p>
              </table:table-cell>
              <table:table-cell office:value-type="float" office:value="0.946247">
                <text:p>0.946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">
                <text:p>610000</text:p>
              </table:table-cell>
              <table:table-cell office:value-type="float" office:value="0.993309">
                <text:p>0.993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">
                <text:p>620000</text:p>
              </table:table-cell>
              <table:table-cell office:value-type="float" office:value="0.974467">
                <text:p>0.974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">
                <text:p>630000</text:p>
              </table:table-cell>
              <table:table-cell office:value-type="float" office:value="1.02388">
                <text:p>1.02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">
                <text:p>640000</text:p>
              </table:table-cell>
              <table:table-cell office:value-type="float" office:value="1.02334">
                <text:p>1.02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">
                <text:p>650000</text:p>
              </table:table-cell>
              <table:table-cell office:value-type="float" office:value="1.0367">
                <text:p>1.0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">
                <text:p>660000</text:p>
              </table:table-cell>
              <table:table-cell office:value-type="float" office:value="1.07249">
                <text:p>1.07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">
                <text:p>670000</text:p>
              </table:table-cell>
              <table:table-cell office:value-type="float" office:value="1.09251">
                <text:p>1.09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">
                <text:p>680000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">
                <text:p>690000</text:p>
              </table:table-cell>
              <table:table-cell office:value-type="float" office:value="1.10955">
                <text:p>1.10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">
                <text:p>700000</text:p>
              </table:table-cell>
              <table:table-cell office:value-type="float" office:value="1.10777">
                <text:p>1.10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">
                <text:p>710000</text:p>
              </table:table-cell>
              <table:table-cell office:value-type="float" office:value="1.15523">
                <text:p>1.155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">
                <text:p>720000</text:p>
              </table:table-cell>
              <table:table-cell office:value-type="float" office:value="1.1731">
                <text:p>1.17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">
                <text:p>730000</text:p>
              </table:table-cell>
              <table:table-cell office:value-type="float" office:value="1.20915">
                <text:p>1.209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">
                <text:p>740000</text:p>
              </table:table-cell>
              <table:table-cell office:value-type="float" office:value="1.19844">
                <text:p>1.198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">
                <text:p>750000</text:p>
              </table:table-cell>
              <table:table-cell office:value-type="float" office:value="1.25212">
                <text:p>1.25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">
                <text:p>760000</text:p>
              </table:table-cell>
              <table:table-cell office:value-type="float" office:value="1.24049">
                <text:p>1.24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">
                <text:p>770000</text:p>
              </table:table-cell>
              <table:table-cell office:value-type="float" office:value="1.24529">
                <text:p>1.245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">
                <text:p>780000</text:p>
              </table:table-cell>
              <table:table-cell office:value-type="float" office:value="1.26084">
                <text:p>1.260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">
                <text:p>790000</text:p>
              </table:table-cell>
              <table:table-cell office:value-type="float" office:value="1.29293">
                <text:p>1.29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">
                <text:p>800000</text:p>
              </table:table-cell>
              <table:table-cell office:value-type="float" office:value="1.29841">
                <text:p>1.298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">
                <text:p>810000</text:p>
              </table:table-cell>
              <table:table-cell office:value-type="float" office:value="1.28627">
                <text:p>1.28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">
                <text:p>820000</text:p>
              </table:table-cell>
              <table:table-cell office:value-type="float" office:value="1.33413">
                <text:p>1.33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">
                <text:p>830000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">
                <text:p>840000</text:p>
              </table:table-cell>
              <table:table-cell office:value-type="float" office:value="1.33686">
                <text:p>1.33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">
                <text:p>850000</text:p>
              </table:table-cell>
              <table:table-cell office:value-type="float" office:value="1.38502">
                <text:p>1.385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">
                <text:p>860000</text:p>
              </table:table-cell>
              <table:table-cell office:value-type="float" office:value="1.40293">
                <text:p>1.402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">
                <text:p>870000</text:p>
              </table:table-cell>
              <table:table-cell office:value-type="float" office:value="1.40932">
                <text:p>1.40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">
                <text:p>880000</text:p>
              </table:table-cell>
              <table:table-cell office:value-type="float" office:value="1.48017">
                <text:p>1.48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">
                <text:p>890000</text:p>
              </table:table-cell>
              <table:table-cell office:value-type="float" office:value="1.47598">
                <text:p>1.475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">
                <text:p>900000</text:p>
              </table:table-cell>
              <table:table-cell office:value-type="float" office:value="1.50017">
                <text:p>1.50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1.47993">
                <text:p>1.479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">
                <text:p>920000</text:p>
              </table:table-cell>
              <table:table-cell office:value-type="float" office:value="1.52354">
                <text:p>1.523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">
                <text:p>930000</text:p>
              </table:table-cell>
              <table:table-cell office:value-type="float" office:value="1.52545">
                <text:p>1.52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">
                <text:p>940000</text:p>
              </table:table-cell>
              <table:table-cell office:value-type="float" office:value="1.55569">
                <text:p>1.55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">
                <text:p>950000</text:p>
              </table:table-cell>
              <table:table-cell office:value-type="float" office:value="1.61031">
                <text:p>1.61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">
                <text:p>960000</text:p>
              </table:table-cell>
              <table:table-cell office:value-type="float" office:value="1.54367">
                <text:p>1.543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">
                <text:p>970000</text:p>
              </table:table-cell>
              <table:table-cell office:value-type="float" office:value="1.55536">
                <text:p>1.55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">
                <text:p>980000</text:p>
              </table:table-cell>
              <table:table-cell office:value-type="float" office:value="1.60831">
                <text:p>1.608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">
                <text:p>990000</text:p>
              </table:table-cell>
              <table:table-cell office:value-type="float" office:value="1.6403">
                <text:p>1.6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00">
                <text:p>1000000</text:p>
              </table:table-cell>
              <table:table-cell office:value-type="float" office:value="1.62128">
                <text:p>1.62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